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2/C32 : U24/28</text:p>
      <text:p text:style-name="P1">B2/C31 : U24/4</text:p>
      <text:p text:style-name="P1">B2/C30 : U24/25</text:p>
      <text:p text:style-name="P1">B2/C29 : U24/23</text:p>
      <text:p text:style-name="P1">B2/C28 : U24/26</text:p>
      <text:p text:style-name="P1">B2/C27 : U24/27</text:p>
      <text:p text:style-name="P1">B2/C26 : U24/5</text:p>
      <text:p text:style-name="P1">B2/C25 : U24/6</text:p>
      <text:p text:style-name="P1">B2/C24 : U24/7</text:p>
      <text:p text:style-name="P1">B2/C23 : U24/8</text:p>
      <text:p text:style-name="P1">B2/C22 : U24/9</text:p>
      <text:p text:style-name="P1">B2/C21 : U24/10</text:p>
      <text:p text:style-name="P1">B2/C20 : U24/11</text:p>
      <text:p text:style-name="P1">B2/C19 : U24/12, U20/3</text:p>
      <text:p text:style-name="P1">B2/C18 : B2/C16, B2/C13, B2/C10, B2/C7, B2/C4, B2/C2, B2/A3, B2/A5, B2/A7, B2/A9, B2/A11, B2/A13, B2/A15, B2/A17, B2/A19, B2/A21, C20/2, U23/12, U23/16, U23/20, B4/-, C24/2, U24/16, C22/2, U20/5, U20/8, C23/2, U22/7, C26/2, U25/7, C25/2, U26/1, U26/10, J7/8, J7/9, J7/10, J9/2, J8/2, J6/2, GND</text:p>
      <text:p text:style-name="P1">B2/C15 : U22/12, U22/13</text:p>
      <text:p text:style-name="P1">B2/C14 : U23/13, U20/4</text:p>
      <text:p text:style-name="P1">B2/C1 <text:s/>: B2/A1, R9/1, C20/1, U23/24, C24/1, U24/32, R11/2, C22/1, U20/6, U20/16, C23/1, U22/14, C26/1, U25/14, C25/1, U26/20, J7/1, J7/2, +5V</text:p>
      <text:p text:style-name="P1">B2/A30 : U24/22</text:p>
      <text:p text:style-name="P1">B2/A29 : U23/11, U24/21, U26/18</text:p>
      <text:p text:style-name="P1">B2/A28 : U23/10, U24/20, U26/17</text:p>
      <text:p text:style-name="P1">B2/A27 : U23/9, U24/19, U26/14</text:p>
      <text:p text:style-name="P1">B2/A26 : U23/8, U24/18, U26/13</text:p>
      <text:p text:style-name="P1">B2/A25 : U23/7, U24/17, U26/8</text:p>
      <text:p text:style-name="P1">B2/A24 : U23/6, U24/15, U26/7</text:p>
      <text:p text:style-name="P1">B2/A23 : U23/5, U24/14, U26/4</text:p>
      <text:p text:style-name="P1">B2/A22 : U23/4, U24/13, U26/3</text:p>
      <text:p text:style-name="P1">B2/A8 <text:s/>: U20/2, U22/4, U22/5</text:p>
      <text:p text:style-name="P1">B2/A6 <text:s/>: U24/29</text:p>
      <text:p text:style-name="P1">B2/A4 <text:s/>: U24/24</text:p>
      <text:p text:style-name="P1">B2/A2 <text:s/>: U20/1, U22/9, U22/10</text:p>
      <text:p text:style-name="P1">R9/2 <text:s text:c="2"/>: U23/1, J6/1</text:p>
      <text:p text:style-name="P1">U23/2 <text:s/>: X1/1</text:p>
      <text:p text:style-name="P1">U23/3 <text:s/>: X1/2</text:p>
      <text:p text:style-name="P1">U23/14 : U22/3</text:p>
      <text:p text:style-name="P1">U23/15 : U20/10</text:p>
      <text:p text:style-name="P1">U23/17 : U20/7</text:p>
      <text:p text:style-name="P1">U23/18 : R10/2, J8/1</text:p>
      <text:p text:style-name="P1">U23/21 : J9/1</text:p>
      <text:p text:style-name="P1">U23/22 : R10/1, B4/+</text:p>
      <text:p text:style-name="P1">U23/23 : J6/3</text:p>
      <text:p text:style-name="P1">U24/2 <text:s/>: U26/6</text:p>
      <text:p text:style-name="P1">U24/3 <text:s/>: U26/2</text:p>
      <text:p text:style-name="P1">U24/30 : R11/1</text:p>
      <text:p text:style-name="P1">U24/31 : U26/5</text:p>
      <text:p text:style-name="P1">U20/14 : U22/1, U22/2</text:p>
      <text:p text:style-name="P1">U22/6 <text:s/>: U25/12</text:p>
      <text:p text:style-name="P1">U22/8 <text:s/>: U25/1</text:p>
      <text:p text:style-name="P1">U22/11 : U25/13</text:p>
      <text:p text:style-name="P1">U25/2 <text:s/>: U25/8</text:p>
      <text:p text:style-name="P1">U25/3 <text:s/>: U25/4, U25/5</text:p>
      <text:p text:style-name="P1">U25/6 <text:s/>: U26/11</text:p>
      <text:p text:style-name="P1">U25/9 <text:s/>: U25/10, U25/11</text:p>
      <text:p text:style-name="P1">U26/9 <text:s/>: J7/3</text:p>
      <text:p text:style-name="P1">U26/12 : J7/4</text:p>
      <text:p text:style-name="P1">U26/15 : J7/5</text:p>
      <text:p text:style-name="P1">U26/16 : J7/6</text:p>
      <text:p text:style-name="P1">U26/19 : J7/7</text:p>
      <text:p text:style-name="P1"/>
      <text:p text:style-name="P1">139 connections</text:p>
      <text:p text:style-name="P1">278 soldering points, see next page for extra connections.</text:p>
      <text:p text:style-name="P1"><text:soft-page-break/>U23/19 : B2/A18 (IRQ)</text:p>
      <text:p text:style-name="P1"/>
      <text:p text:style-name="P1">Decoupling capacitors connections, should be done as close to the IC-s power pins as possible:</text:p>
      <text:p text:style-name="P1"/>
      <text:p text:style-name="P1">C22/2 : U20/8</text:p>
      <text:p text:style-name="P1">C22/1 : U20/16</text:p>
      <text:p text:style-name="P1">C23/2 : U22/7</text:p>
      <text:p text:style-name="P1">C23/1 : U22/14</text:p>
      <text:p text:style-name="P1">C26/2 : U25/7</text:p>
      <text:p text:style-name="P1">C26/1 : U25/14</text:p>
      <text:p text:style-name="P1">C25/2 : U26/10</text:p>
      <text:p text:style-name="P1">C25/1 : U26/20</text:p>
      <text:p text:style-name="P1">C20/2 : U23/12</text:p>
      <text:p text:style-name="P1">C20/1 : U23/24</text:p>
      <text:p text:style-name="P1">C24/2 : U24/16</text:p>
      <text:p text:style-name="P1">C24/1 : U24/32</text:p>
      <text:p text:style-name="P1"/>
      <text:p text:style-name="P1">RTC battery (make these connections on the RTC / BRAM card board directly to ensure battery power supply when the card is off the mother board).</text:p>
      <text:p text:style-name="P1"/>
      <text:p text:style-name="P1">U23/22 : B4/+</text:p>
      <text:p text:style-name="P1">U23/20 : B4/-</text:p>
      <text:p text:style-name="P1">U23/16 : B4/-</text:p>
      <text:p text:style-name="P1">U23/12 : B4/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ek Karcz</meta:initial-creator>
    <meta:creation-date>2017-05-29T23:25:47.25</meta:creation-date>
    <dc:date>2017-06-14T00:08:51.95</dc:date>
    <dc:creator>Marek Karcz</dc:creator>
    <meta:editing-duration>P1DT5H17M57S</meta:editing-duration>
    <meta:editing-cycles>12</meta:editing-cycles>
    <meta:generator>OpenOffice/4.1.2$Win32 OpenOffice.org_project/412m3$Build-9782</meta:generator>
    <meta:printed-by>Marek Karcz</meta:printed-by>
    <meta:print-date>2017-05-29T23:27:11.03</meta:print-date>
    <meta:document-statistic meta:table-count="0" meta:image-count="0" meta:object-count="0" meta:page-count="2" meta:paragraph-count="79" meta:word-count="364" meta:character-count="1993"/>
  </office:meta>
</office:document-meta>
</file>